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DigitException.CheckDigi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DigitException.CheckDig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DigitException.CheckDigi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